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a3e7" officeooo:paragraph-rsid="0001a3e7"/>
    </style:style>
    <style:style style:name="P2" style:family="paragraph" style:parent-style-name="Standard">
      <style:text-properties fo:language="es" fo:country="ES" officeooo:rsid="0001a3e7" officeooo:paragraph-rsid="0001a3e7"/>
    </style:style>
    <style:style style:name="P3" style:family="paragraph" style:parent-style-name="Standard">
      <style:text-properties fo:language="es" fo:country="ES" officeooo:rsid="0001bdb0" officeooo:paragraph-rsid="0001bdb0"/>
    </style:style>
    <style:style style:name="P4" style:family="paragraph" style:parent-style-name="Standard" style:list-style-name="L1">
      <style:text-properties fo:language="es" fo:country="ES" officeooo:rsid="0001bdb0" officeooo:paragraph-rsid="0001bdb0"/>
    </style:style>
    <style:style style:name="P5" style:family="paragraph" style:parent-style-name="Standard">
      <style:text-properties fo:color="#ff4000" loext:opacity="100%" fo:language="es" fo:country="ES" officeooo:rsid="0004f9fd" officeooo:paragraph-rsid="0004f9fd"/>
    </style:style>
    <style:style style:name="P6" style:family="paragraph" style:parent-style-name="Standard">
      <style:text-properties fo:language="es" fo:country="ES" officeooo:rsid="0002cf84" officeooo:paragraph-rsid="0001bdb0"/>
    </style:style>
    <style:style style:name="P7" style:family="paragraph" style:parent-style-name="Standard">
      <style:text-properties fo:language="es" fo:country="ES" officeooo:rsid="0003404c" officeooo:paragraph-rsid="0003404c"/>
    </style:style>
    <style:style style:name="P8" style:family="paragraph" style:parent-style-name="Standard">
      <style:text-properties fo:language="es" fo:country="ES" officeooo:rsid="0003404c" officeooo:paragraph-rsid="000667c2"/>
    </style:style>
    <style:style style:name="P9" style:family="paragraph" style:parent-style-name="Standard">
      <style:text-properties fo:language="es" fo:country="ES" officeooo:rsid="0001bdb0" officeooo:paragraph-rsid="0003404c"/>
    </style:style>
    <style:style style:name="P10" style:family="paragraph" style:parent-style-name="Standard">
      <style:text-properties fo:language="es" fo:country="ES" officeooo:rsid="0002cf84" officeooo:paragraph-rsid="0003404c"/>
    </style:style>
    <style:style style:name="P11" style:family="paragraph" style:parent-style-name="Standard">
      <style:text-properties fo:language="es" fo:country="ES" officeooo:rsid="0004f9fd" officeooo:paragraph-rsid="0004f9fd"/>
    </style:style>
    <style:style style:name="P12" style:family="paragraph" style:parent-style-name="Standard">
      <style:text-properties fo:language="es" fo:country="ES" officeooo:rsid="0004f9fd" officeooo:paragraph-rsid="000667c2"/>
    </style:style>
    <style:style style:name="P13" style:family="paragraph" style:parent-style-name="Standard">
      <style:text-properties fo:language="es" fo:country="ES" officeooo:rsid="0001bdb0" officeooo:paragraph-rsid="0004f9fd"/>
    </style:style>
    <style:style style:name="P14" style:family="paragraph" style:parent-style-name="Standard">
      <style:text-properties fo:language="es" fo:country="ES" officeooo:rsid="0002cf84" officeooo:paragraph-rsid="0004f9fd"/>
    </style:style>
    <style:style style:name="P15" style:family="paragraph" style:parent-style-name="Standard">
      <style:text-properties fo:language="es" fo:country="ES" officeooo:rsid="000667c2" officeooo:paragraph-rsid="000667c2"/>
    </style:style>
    <style:style style:name="P16" style:family="paragraph" style:parent-style-name="Standard">
      <style:text-properties fo:language="es" fo:country="ES" officeooo:rsid="0001bdb0" officeooo:paragraph-rsid="000667c2"/>
    </style:style>
    <style:style style:name="P17" style:family="paragraph" style:parent-style-name="Standard">
      <style:text-properties fo:language="es" fo:country="ES" officeooo:rsid="0002cf84" officeooo:paragraph-rsid="000667c2"/>
    </style:style>
    <style:style style:name="P18" style:family="paragraph" style:parent-style-name="Standard">
      <style:text-properties fo:language="es" fo:country="ES" officeooo:rsid="0008671d" officeooo:paragraph-rsid="0008671d"/>
    </style:style>
    <style:style style:name="P19" style:family="paragraph" style:parent-style-name="Standard" style:list-style-name="L2">
      <style:text-properties fo:language="es" fo:country="ES" officeooo:rsid="0008671d" officeooo:paragraph-rsid="0008671d"/>
    </style:style>
    <style:style style:name="P20" style:family="paragraph" style:parent-style-name="Standard">
      <style:text-properties fo:color="#ff4000" loext:opacity="100%" fo:language="es" fo:country="ES" officeooo:rsid="000aa94f" officeooo:paragraph-rsid="000aa94f"/>
    </style:style>
    <style:style style:name="P21" style:family="paragraph" style:parent-style-name="Standard">
      <style:text-properties fo:language="es" fo:country="ES" officeooo:rsid="0008671d" officeooo:paragraph-rsid="000aa94f"/>
    </style:style>
    <style:style style:name="P22" style:family="paragraph" style:parent-style-name="Standard">
      <style:text-properties fo:language="es" fo:country="ES" officeooo:rsid="0009d0ee" officeooo:paragraph-rsid="0009d0ee"/>
    </style:style>
    <style:style style:name="P23" style:family="paragraph" style:parent-style-name="Standard">
      <style:text-properties fo:language="es" fo:country="ES" officeooo:rsid="0009d0ee" officeooo:paragraph-rsid="000aa94f"/>
    </style:style>
    <style:style style:name="P24" style:family="paragraph" style:parent-style-name="Standard">
      <style:text-properties fo:language="es" fo:country="ES" officeooo:rsid="000aa94f" officeooo:paragraph-rsid="000aa94f"/>
    </style:style>
    <style:style style:name="P25" style:family="paragraph" style:parent-style-name="Standard">
      <style:text-properties fo:language="es" fo:country="ES" officeooo:rsid="000ef9aa" officeooo:paragraph-rsid="000ef9aa"/>
    </style:style>
    <style:style style:name="P26" style:family="paragraph" style:parent-style-name="Standard">
      <style:text-properties fo:language="es" fo:country="ES" officeooo:rsid="000b350c" officeooo:paragraph-rsid="000b350c"/>
    </style:style>
    <style:style style:name="P27" style:family="paragraph" style:parent-style-name="Standard" style:list-style-name="L3">
      <style:text-properties fo:language="es" fo:country="ES" officeooo:rsid="0008671d" officeooo:paragraph-rsid="000aa94f"/>
    </style:style>
    <style:style style:name="P28" style:family="paragraph" style:parent-style-name="Standard">
      <style:text-properties fo:color="#ff4000" loext:opacity="100%" fo:language="es" fo:country="ES" officeooo:rsid="000d0e90" officeooo:paragraph-rsid="000b350c"/>
    </style:style>
    <style:style style:name="T1" style:family="text">
      <style:text-properties fo:language="es" fo:country="ES"/>
    </style:style>
    <style:style style:name="T2" style:family="text">
      <style:text-properties fo:color="#ff4000" loext:opacity="100%"/>
    </style:style>
    <style:style style:name="T3" style:family="text">
      <style:text-properties fo:color="#ff4000" loext:opacity="100%" officeooo:rsid="000667c2"/>
    </style:style>
    <style:style style:name="T4" style:family="text">
      <style:text-properties officeooo:rsid="000667c2"/>
    </style:style>
    <style:style style:name="T5" style:family="text">
      <style:text-properties officeooo:rsid="0003404c"/>
    </style:style>
    <style:style style:name="T6" style:family="text">
      <style:text-properties officeooo:rsid="0002cf84"/>
    </style:style>
    <style:style style:name="T7" style:family="text">
      <style:text-properties officeooo:rsid="0004f9f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style:text-underline-style="solid" style:text-underline-width="auto" style:text-underline-color="font-color" officeooo:rsid="0008671d"/>
    </style:style>
    <style:style style:name="T11" style:family="text">
      <style:text-properties fo:color="#ff4000" loext:opacity="100%" style:text-underline-style="none" officeooo:rsid="0008671d"/>
    </style:style>
    <style:style style:name="T12" style:family="text">
      <style:text-properties officeooo:rsid="0001bdb0"/>
    </style:style>
    <style:style style:name="T13" style:family="text">
      <style:text-properties officeooo:rsid="0003c5ac"/>
    </style:style>
    <style:style style:name="T14" style:family="text">
      <style:text-properties officeooo:rsid="000d3549"/>
    </style:style>
    <style:style style:name="T15" style:family="text">
      <style:text-properties officeooo:rsid="0009d0ee"/>
    </style:style>
    <style:style style:name="T16" style:family="text">
      <style:text-properties officeooo:rsid="000ef9aa"/>
    </style:style>
    <style:style style:name="T17" style:family="text">
      <style:text-properties officeooo:rsid="0008671d"/>
    </style:style>
    <style:style style:name="T18" style:family="text">
      <style:text-properties officeooo:rsid="000aa94f"/>
    </style:style>
    <style:style style:name="T19" style:family="text">
      <style:text-properties officeooo:rsid="000d0e90"/>
    </style:style>
    <style:style style:name="T20" style:family="text">
      <style:text-properties fo:color="#ff4000" loext:opacity="100%" officeooo:rsid="000d0e9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) <text:span text:style-name="T1">Historias de usuario:</text:span></text:p>
      <text:p text:style-name="P2"><text:tab/>-Reservar hospedaje</text:p>
      <text:p text:style-name="P2"><text:tab/>-Check in</text:p>
      <text:p text:style-name="P2"><text:tab/>-Check out</text:p>
      <text:p text:style-name="P2"><text:tab/><text:span text:style-name="T2">-</text:span><text:span text:style-name="T3">Pago de la reserva.</text:span></text:p>
      <text:p text:style-name="P2"/>
      <text:p text:style-name="P3">ID: Reservar hospedaje</text:p>
      <text:p text:style-name="P3">Titulo: Como usuario quiero reservar un hospedaje para utilizar la habitación luego.</text:p>
      <text:p text:style-name="P3">Reglas de negocio:</text:p>
      <text:list text:style-name="L1">
        <text:list-item>
          <text:p text:style-name="P4">un hospedaje debe ingresar la fecha de ingreso, la cual debe estar dentro de los 90 días a partir de la fecha actual y la fecha de egreso.</text:p>
        </text:list-item>
        <text:list-item>
          <text:p text:style-name="P4">Las estadías no pueden durar más de 15 días.</text:p>
        </text:list-item>
        <text:list-item>
          <text:p text:style-name="P4">Debe ingresar el hotel elegido y la cantidad de personas que desean hospedarse.</text:p>
        </text:list-item>
      </text:list>
      <text:p text:style-name="P3"/>
      <text:p text:style-name="P5">(UN ESCENARIO PODRÍA SER QUE LA CANTIDAD DE PERSONAS SEA DEMASIADA A LA QUE PUEDA SOPORTAR UNA HABITACIÓN DE HOTEL O ES SUBJETIVO?? el enunciado no habla de tal capacidad)</text:p>
      <text:p text:style-name="P3"/>
      <text:p text:style-name="P3">Escenario 1: Reserva de hospedaje exitosa.</text:p>
      <text:p text:style-name="P3"><text:tab/>-Dado el usuario Pepe <text:span text:style-name="T4">con el correo &lt;Correo&gt;</text:span>, una habitación <text:span text:style-name="T5">para una persona</text:span> disponible <text:tab/><text:span text:style-name="T6">en el hotel “Hotel” </text:span>del <text:span text:style-name="T6">12</text:span>/<text:span text:style-name="T6">09</text:span>/25 al 15/<text:span text:style-name="T6">09</text:span>/25 <text:span text:style-name="T6">(siendo hoy 31/08/25) </text:span><text:span text:style-name="T7">y un medio de pago apto</text:span>.</text:p>
      <text:p text:style-name="P3"><text:tab/>-Cuando Pepe ingresa <text:span text:style-name="T6">la fecha de ingreso 12/09/25, fecha de egreso 15/09/25, hotel <text:tab/>“Hotel”, cantidad de personas: 1 y presiona “Realizar reserva”.</text:span></text:p>
      <text:p text:style-name="P6"><text:tab/>-Entonces el sistema <text:span text:style-name="T8">envía un correo con el código de la reserva y un link para continuar con </text:span><text:span text:style-name="T9"><text:tab/></text:span><text:span text:style-name="T8">el pago</text:span><text:span text:style-name="T10"> </text:span><text:span text:style-name="T11">(esto va?)</text:span>, informa “Te hemos enviado un correo para la confirmación de la <text:tab/>reserva”, <text:span text:style-name="T7">el sistema espera la confirmación del pago y reserva la habitación</text:span>.</text:p>
      <text:p text:style-name="P6"/>
      <text:p text:style-name="P7">Escenario 2: Reserva de hospedaje sin éxito por exceso de días.</text:p>
      <text:p text:style-name="P8"><text:tab/><text:span text:style-name="T12">-Dado el usuario Pepe </text:span><text:span text:style-name="T4">con el correo &lt;Correo&gt;</text:span><text:span text:style-name="T12">, una habitación </text:span>para una persona <text:span text:style-name="T12">disponible <text:tab/></text:span><text:span text:style-name="T6">en el hotel “Hotel” </text:span><text:span text:style-name="T12">del </text:span><text:span text:style-name="T6">12</text:span><text:span text:style-name="T12">/</text:span><text:span text:style-name="T6">09</text:span><text:span text:style-name="T12">/25 al 15/</text:span>10<text:span text:style-name="T12">/25 </text:span><text:span text:style-name="T6">(siendo hoy 31/08/25) </text:span><text:span text:style-name="T7">y un medio de pago apto</text:span><text:span text:style-name="T12">.</text:span></text:p>
      <text:p text:style-name="P9"><text:tab/>-Cuando Pepe ingresa <text:span text:style-name="T6">la fecha de ingreso 12/09/25, fecha de egreso 15/</text:span><text:span text:style-name="T5">10</text:span><text:span text:style-name="T6">/25, hotel <text:tab/>“Hotel”, cantidad de personas: 1 y presiona “Realizar reserva”.</text:span></text:p>
      <text:p text:style-name="P10"><text:tab/>-<text:span text:style-name="T5">Entonces el sistema informa “Solo se pueden hacer reservas hasta 15 días”.</text:span></text:p>
      <text:p text:style-name="P10"/>
      <text:p text:style-name="P7">Escenario 3: Reserva de hospedaje sin éxito por reserva dentro de mas de 90 días.</text:p>
      <text:p text:style-name="P8"><text:tab/><text:span text:style-name="T12">-Dado el usuario Pepe </text:span><text:span text:style-name="T4">con el correo &lt;Correo&gt;</text:span><text:span text:style-name="T12">, una habitación </text:span>para una persona <text:span text:style-name="T12">disponible <text:tab/></text:span><text:span text:style-name="T6">en el hotel “Hotel” </text:span><text:span text:style-name="T12">del </text:span><text:span text:style-name="T13">01/09/25 al 01/12/25</text:span><text:span text:style-name="T12"> </text:span><text:span text:style-name="T6">(siendo hoy 31/08/25) </text:span><text:span text:style-name="T7">y un medio de pago apto</text:span><text:span text:style-name="T12">.</text:span></text:p>
      <text:p text:style-name="P9"><text:tab/>-Cuando Pepe ingresa <text:span text:style-name="T6">la fecha de ingreso </text:span><text:span text:style-name="T5">0</text:span><text:span text:style-name="T6">1/0</text:span><text:span text:style-name="T5">1</text:span><text:span text:style-name="T6">/2</text:span><text:span text:style-name="T5">6</text:span><text:span text:style-name="T6">, fecha de egreso </text:span><text:span text:style-name="T5">01</text:span><text:span text:style-name="T6">/</text:span><text:span text:style-name="T5">01</text:span><text:span text:style-name="T6">/2</text:span><text:span text:style-name="T5">6</text:span><text:span text:style-name="T6">, hotel <text:tab/>“Hotel”, cantidad de personas: 1 y presiona “Realizar reserva”.</text:span></text:p>
      <text:p text:style-name="P10"><text:tab/>-<text:span text:style-name="T5">Entonces el sistema informa “Solo se pueden realizar </text:span><text:span text:style-name="T13">reservas dentro los siguientes 90 días <text:tab/>(01/09/25 – 01/12/25)”.</text:span></text:p>
      <text:p text:style-name="P10"/>
      <text:p text:style-name="P11">Escenario 4: Reserva de hospedaje sin éxito por falta de disponibilidad.</text:p>
      <text:p text:style-name="P12"><text:tab/><text:span text:style-name="T12">-Dado el usuario Pepe </text:span><text:span text:style-name="T4">con el correo &lt;Correo&gt;</text:span><text:span text:style-name="T12">, una habitación </text:span><text:span text:style-name="T5">para una persona </text:span>no<text:span text:style-name="T5"> <text:tab/></text:span><text:span text:style-name="T12">disponible </text:span><text:span text:style-name="T6">en el hotel “Hotel” </text:span><text:span text:style-name="T12">del </text:span><text:span text:style-name="T13">01/09/25 al </text:span>1<text:span text:style-name="T13">1/</text:span>09<text:span text:style-name="T13">/25</text:span><text:span text:style-name="T12"> </text:span><text:span text:style-name="T6">(siendo hoy 31/08/25).</text:span></text:p>
      <text:p text:style-name="P13"><text:tab/>-Cuando Pepe ingresa <text:span text:style-name="T6">la fecha de ingreso </text:span><text:span text:style-name="T7">0</text:span><text:span text:style-name="T6">1/0</text:span><text:span text:style-name="T7">9</text:span><text:span text:style-name="T6">/2</text:span><text:span text:style-name="T7">5</text:span><text:span text:style-name="T6">, fecha de egreso </text:span><text:span text:style-name="T7">1</text:span><text:span text:style-name="T5">1</text:span><text:span text:style-name="T6">/</text:span><text:span text:style-name="T5">0</text:span><text:span text:style-name="T7">9</text:span><text:span text:style-name="T6">/2</text:span><text:span text:style-name="T7">5</text:span><text:span text:style-name="T6">, hotel <text:tab/>“Hotel”, cantidad de personas: 1 y presiona “Realizar reserva”.</text:span></text:p>
      <text:p text:style-name="P14"><text:tab/>-<text:span text:style-name="T7">Entonces el sistema informa “Las fechas </text:span><text:span text:style-name="T13">01/09/25 al </text:span><text:span text:style-name="T7">1</text:span><text:span text:style-name="T13">1/</text:span><text:span text:style-name="T7">09</text:span><text:span text:style-name="T13">/25 </text:span><text:span text:style-name="T7">ya han sido ocupadas en el <text:tab/>hotel Hotel, por favor, seleccione otra fecha y vuelva a intentarlo”.</text:span></text:p>
      <text:p text:style-name="P14"/>
      <text:p text:style-name="P15"/>
      <text:p text:style-name="P15"/>
      <text:p text:style-name="P15"><text:soft-page-break/>Escenario 5: Error en el pago.</text:p>
      <text:p text:style-name="P15"><text:tab/><text:span text:style-name="T12">-Dado el usuario Pepe </text:span>con el correo &lt;Correo&gt;<text:span text:style-name="T12">, una habitación </text:span><text:span text:style-name="T5">para una persona </text:span><text:span text:style-name="T7">no</text:span><text:span text:style-name="T5"> <text:tab/></text:span><text:span text:style-name="T12">disponible </text:span><text:span text:style-name="T6">en el hotel “Hotel” </text:span><text:span text:style-name="T12">del </text:span><text:span text:style-name="T13">01/09/25 al </text:span><text:span text:style-name="T7">1</text:span><text:span text:style-name="T13">1/</text:span><text:span text:style-name="T7">09</text:span><text:span text:style-name="T13">/25</text:span><text:span text:style-name="T12"> </text:span><text:span text:style-name="T6">(siendo hoy 31/08/25) </text:span><text:span text:style-name="T7">y un medio <text:tab/>de pago </text:span>no <text:span text:style-name="T7">apto</text:span><text:span text:style-name="T12">.</text:span></text:p>
      <text:p text:style-name="P16"><text:tab/>-Cuando Pepe ingresa <text:span text:style-name="T6">la fecha de ingreso </text:span><text:span text:style-name="T7">0</text:span><text:span text:style-name="T6">1/0</text:span><text:span text:style-name="T7">9</text:span><text:span text:style-name="T6">/2</text:span><text:span text:style-name="T7">5</text:span><text:span text:style-name="T6">, fecha de egreso </text:span><text:span text:style-name="T7">1</text:span><text:span text:style-name="T5">1</text:span><text:span text:style-name="T6">/</text:span><text:span text:style-name="T5">0</text:span><text:span text:style-name="T7">9</text:span><text:span text:style-name="T6">/2</text:span><text:span text:style-name="T7">5</text:span><text:span text:style-name="T6">, hotel <text:tab/>“Hotel”, cantidad de personas: 1 y presiona “Realizar reserva”.</text:span></text:p>
      <text:p text:style-name="P17"><text:tab/>-Entonces el sistema informa “Te hemos enviado un correo para la confirmación de la <text:tab/>reserva”,<text:span text:style-name="T7"> espera la confirmación del pago </text:span><text:span text:style-name="T4">e informa “Error en el pago, vuelve a intentarlo <text:tab/>mas tarde”</text:span>.</text:p>
      <text:p text:style-name="P15"/>
      <text:p text:style-name="P15"/>
      <text:p text:style-name="P18">ID: Check in.</text:p>
      <text:p text:style-name="P18">Titulo: como usuario quiero hacer el check in para poder ingresar a la habitación reservada.</text:p>
      <text:p text:style-name="P18">Reglas de negocio:</text:p>
      <text:list text:style-name="L2">
        <text:list-item>
          <text:p text:style-name="P19">Los check in pueden realizarse después de las 10 am y hasta las 23:59 pm.</text:p>
        </text:list-item>
        <text:list-item>
          <text:p text:style-name="P19"><text:span text:style-name="T14">E</text:span>l usuario debe ingresar el código de reserva.</text:p>
        </text:list-item>
      </text:list>
      <text:p text:style-name="P18"/>
      <text:p text:style-name="P20">(tendría que hacer un escenario donde el check in sea exitoso pero el usuario no haya ido el día que comienza su estadía???)</text:p>
      <text:p text:style-name="P18"/>
      <text:p text:style-name="P18">Escenario 1: Check in exitoso.</text:p>
      <text:p text:style-name="P21"><text:tab/>-Dado un usuario hoy 01/09/25 <text:span text:style-name="T15">a las 11am</text:span> con el código de reserva 222 <text:span text:style-name="T15">(valido)</text:span> para el día <text:tab/>01/09/25 hasta el 02/09/25 .</text:p>
      <text:p text:style-name="P18"><text:tab/>-<text:span text:style-name="T15">Cuando el usuario ingrese el código 222 en la terminal.</text:span></text:p>
      <text:p text:style-name="P18"><text:tab/>-<text:span text:style-name="T15">Entonces el sistema manda un mensaje a los conserjes y a los botones.</text:span></text:p>
      <text:p text:style-name="P22"/>
      <text:p text:style-name="P22">Escenario 2: Código <text:span text:style-name="T16">invalido</text:span>.<text:span text:style-name="T2">????????</text:span></text:p>
      <text:p text:style-name="P23"><text:tab/><text:span text:style-name="T17">-Dado un usuario hoy 01/09/25 </text:span>a las 11am<text:span text:style-name="T17"> con el código de reserva 22</text:span>3<text:span text:style-name="T17"> </text:span>(invalido)<text:span text:style-name="T17">.</text:span></text:p>
      <text:p text:style-name="P22"><text:tab/><text:span text:style-name="T17">-</text:span>Cuando el usuario ingrese el código 223 en la terminal.</text:p>
      <text:p text:style-name="P22"><text:tab/>-Entonces el sistema informa “<text:span text:style-name="T14">El c</text:span><text:span text:style-name="T18">ódigo </text:span><text:span text:style-name="T14">es </text:span><text:span text:style-name="T18">invalido</text:span><text:span text:style-name="T16">, vuelve a intentarlo</text:span><text:span text:style-name="T18">”.</text:span></text:p>
      <text:p text:style-name="P22"/>
      <text:p text:style-name="P24">Escenario 3: Fecha no apta <text:span text:style-name="T16">(temprano)</text:span>.</text:p>
      <text:p text:style-name="P24"><text:tab/><text:span text:style-name="T17">-Dado un usuario hoy 01/09/25 </text:span><text:span text:style-name="T15">a las 11am</text:span><text:span text:style-name="T17"> con el código de reserva 222 </text:span><text:span text:style-name="T15">(valido)</text:span><text:span text:style-name="T17"> para el día <text:tab/>0</text:span>2<text:span text:style-name="T17">/09/25 hasta el 0</text:span>3<text:span text:style-name="T17">/09/25.</text:span></text:p>
      <text:p text:style-name="P21"><text:tab/>-<text:span text:style-name="T15">Cuando el usuario ingrese el código 222 en la terminal.</text:span></text:p>
      <text:p text:style-name="P21"><text:tab/>-<text:span text:style-name="T18">Entonces el sistema informa “El código 222 posee reserva en las fechas </text:span>0<text:span text:style-name="T18">2</text:span>/09/25 - <text:tab/>0<text:span text:style-name="T18">3</text:span>/09/25”.</text:p>
      <text:p text:style-name="P21"/>
      <text:p text:style-name="P24">Escenario 4: Horario invalido.</text:p>
      <text:p text:style-name="P24"><text:tab/><text:span text:style-name="T17">-Dado un usuario hoy 0</text:span>2<text:span text:style-name="T17">/09/25 </text:span><text:span text:style-name="T15">a las </text:span>8<text:span text:style-name="T15">am.</text:span></text:p>
      <text:p text:style-name="P24"><text:tab/><text:span text:style-name="T17">-</text:span><text:span text:style-name="T15">Cuando el usuario ingrese el código 222 en la terminal.</text:span></text:p>
      <text:p text:style-name="P21"><text:tab/>-<text:span text:style-name="T18">Entonces el sistema informa “</text:span>Los check in pueden realizarse después de las 10 am y hasta <text:tab/>las 23:59 pm”.</text:p>
      <text:p text:style-name="P21"/>
      <text:p text:style-name="P25">Escenario 5: Código expirado.<text:line-break/><text:tab/><text:span text:style-name="T17">-Dado un usuario hoy 0</text:span>3<text:span text:style-name="T17">/09/25 </text:span><text:span text:style-name="T15">a las 11am</text:span><text:span text:style-name="T17"> con el código de reserva 222 </text:span><text:span text:style-name="T15">(</text:span>expirado<text:span text:style-name="T15">)</text:span><text:span text:style-name="T17"> para el <text:tab/>día 01/09/25 hasta el 02/09/25 .</text:span></text:p>
      <text:p text:style-name="P25"><text:tab/>-Cuando el <text:span text:style-name="T15">usuario ingrese el código 222 en la terminal.</text:span></text:p>
      <text:p text:style-name="P25"><text:tab/>-Entonces el sistema informa “El código 222 expiró”.</text:p>
      <text:p text:style-name="P25"><text:tab/></text:p>
      <text:p text:style-name="P21"/>
      <text:p text:style-name="P26">ID: Check out </text:p>
      <text:p text:style-name="P26"><text:soft-page-break/>Titulo: como conserje quiero realizar el check out para que el huésped pueda retirarse.</text:p>
      <text:p text:style-name="P26">Reglas de negocio: </text:p>
      <text:list text:style-name="L3">
        <text:list-item>
          <text:p text:style-name="P27">Solo se puede realizar check out de habitaciones sin gastos.</text:p>
        </text:list-item>
      </text:list>
      <text:p text:style-name="P26"/>
      <text:p text:style-name="P26">Escenario 1: Check out exitoso.</text:p>
      <text:p text:style-name="P26"><text:tab/>-Dado un conserje con el nro de habitación 22 (valido) sin gastos.</text:p>
      <text:p text:style-name="P26"><text:tab/>-Cuando el conserje introduce el nro de habitación 22.</text:p>
      <text:p text:style-name="P26"><text:tab/>-Entonces el sistema informa “Check-out exitoso” y envía un mensaje a las mucamas.</text:p>
      <text:p text:style-name="P26"/>
      <text:p text:style-name="P26">Escenario 2: Nro de habitación con gastos.</text:p>
      <text:p text:style-name="P26"><text:tab/>-Dado un conserje con el nro de habitación 22 (valido) con gastos.</text:p>
      <text:p text:style-name="P26"><text:tab/>-Cuando el conserje introduce el nro de habitación 22.</text:p>
      <text:p text:style-name="P26"><text:tab/>-Entonces el sistema informa “El nro de habitación 22 posee gastos a pagar”.</text:p>
      <text:p text:style-name="P26"/>
      <text:p text:style-name="P26">Escenario 3: <text:span text:style-name="T19">Nro de habitación invalida</text:span><text:span text:style-name="T20">???</text:span></text:p>
      <text:p text:style-name="P28"/>
      <text:p text:style-name="P15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30T21:23:05.505780300</meta:creation-date>
    <dc:date>2025-08-31T17:39:03.523390700</dc:date>
    <meta:editing-duration>PT1H37M7S</meta:editing-duration>
    <meta:editing-cycles>3</meta:editing-cycles>
    <meta:generator>LibreOffice/25.2.5.2$Windows_X86_64 LibreOffice_project/03d19516eb2e1dd5d4ccd751a0d6f35f35e08022</meta:generator>
    <meta:print-date>2025-08-31T17:38:57.243292800</meta:print-date>
    <meta:printed-by>Archivos PDF</meta:printed-by>
    <meta:document-statistic meta:table-count="0" meta:image-count="0" meta:object-count="0" meta:page-count="3" meta:paragraph-count="71" meta:word-count="972" meta:character-count="5781" meta:non-whitespace-character-count="4819"/>
  </office:meta>
</office:document-meta>
</file>